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BD6BC04E2C4C4532.png" manifest:media-type="image/png"/>
  <manifest:file-entry manifest:full-path="Pictures/100002010000045F000002C0B70F1213D835DAE8.png" manifest:media-type="image/png"/>
  <manifest:file-entry manifest:full-path="Pictures/10000201000002DE000001E8A522232DFE1359DD.png" manifest:media-type="image/png"/>
  <manifest:file-entry manifest:full-path="Pictures/10000201000002DE000001E86EE47E8D73C5CD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c570d" officeooo:paragraph-rsid="000c570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e14b3" officeooo:paragraph-rsid="000e14b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e14b3" officeooo:paragraph-rsid="000e14b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ff90f" officeooo:paragraph-rsid="000ff90f" style:font-size-asian="15pt" style:font-weight-asian="bold" style:font-size-complex="15pt" style:font-weight-complex="bold"/>
    </style:style>
    <style:style style:name="P5" style:family="paragraph" style:parent-style-name="Default">
      <style:text-properties fo:color="#000000" style:text-outline="false" style:text-line-through-style="none" style:text-line-through-type="none" style:font-name="Calibri" fo:font-size="24pt" fo:letter-spacing="normal" fo:font-style="normal" fo:text-shadow="none" style:text-underline-style="none" fo:font-weight="normal" officeooo:rsid="000c570d" officeooo:paragraph-rsid="000c570d" style:letter-kerning="true" style:font-size-asian="24pt" style:font-style-asian="normal" style:font-weight-asian="normal" style:font-size-complex="15pt" style:font-weight-complex="bold" style:text-emphasize="none"/>
    </style:style>
    <style:style style:name="P6" style:family="paragraph" style:parent-style-name="Default">
      <style:text-properties fo:font-size="15pt" fo:font-weight="bold" officeooo:rsid="000c570d" officeooo:paragraph-rsid="000c570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: echo</text:p>
      <text:p text:style-name="P1"/>
      <text:p text:style-name="P1"><draw:frame draw:style-name="fr1" draw:name="Image1" text:anchor-type="paragraph" svg:width="17cm" svg:height="9.83cm" draw:z-index="0"><draw:image xlink:href="Pictures/10000201000002DE000001E8BD6BC04E2C4C4532.png" xlink:type="simple" xlink:show="embed" xlink:actuate="onLoad" loext:mime-type="image/png"/></draw:frame></text:p>
      <text:p text:style-name="P2"/>
      <text:p text:style-name="P2">echo -e, \n, \b, \t, \v, \r</text:p>
      <text:p text:style-name="P2"/>
      <text:p text:style-name="P2"><draw:frame draw:style-name="fr1" draw:name="Image2" text:anchor-type="paragraph" svg:width="17cm" svg:height="11.301cm" draw:z-index="1"><draw:image xlink:href="Pictures/10000201000002DE000001E86EE47E8D73C5CDF9.png" xlink:type="simple" xlink:show="embed" xlink:actuate="onLoad" loext:mime-type="image/png"/></draw:frame></text:p>
      <text:p text:style-name="P4"><text:soft-page-break/>Read</text:p>
      <text:p text:style-name="P2"/>
      <text:p text:style-name="P5"><draw:frame draw:style-name="fr1" draw:name="Image3" text:anchor-type="paragraph" svg:width="17cm" svg:height="11.301cm" draw:z-index="2"><draw:image xlink:href="Pictures/10000201000002DE000001E8A522232DFE1359DD.png" xlink:type="simple" xlink:show="embed" xlink:actuate="onLoad" loext:mime-type="image/png"/></draw:frame></text:p>
      <text:p text:style-name="P6"><draw:frame draw:style-name="fr1" draw:name="Image4" text:anchor-type="paragraph" svg:width="17cm" svg:height="10.694cm" draw:z-index="3"><draw:image xlink:href="Pictures/100002010000045F000002C0B70F1213D835DA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20:08:30.549099381</meta:creation-date>
    <dc:date>2022-04-06T15:02:16.566604228</dc:date>
    <meta:editing-duration>PT42M24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3" meta:word-count="11" meta:character-count="45" meta:non-whitespace-character-count="37"/>
  </office:meta>
</office:document-meta>
</file>